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3e41" officeooo:paragraph-rsid="00193e41"/>
    </style:style>
    <style:style style:name="P2" style:family="paragraph" style:parent-style-name="Standard">
      <style:text-properties officeooo:rsid="001b3747" officeooo:paragraph-rsid="001b37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t_array review</text:p>
      <text:p text:style-name="P1">(SIZE + chunksize -1 ) / chunksize</text:p>
      <text:p text:style-name="P1"/>
      <text:p text:style-name="P1">- SIZE( NUM OF BITS)</text:p>
      <text:p text:style-name="P1"/>
      <text:p text:style-name="P2">preprocessor comments</text:p>
      <text:p text:style-name="P2">#if 0</text:p>
      <text:p text:style-name="P2">….</text:p>
      <text:p text:style-name="P2">….</text:p>
      <text:p text:style-name="P2">#endif</text:p>
      <text:p text:style-name="P2"/>
      <text:p text:style-name="P2">to uncomment, set the if to 1</text:p>
      <text:p text:style-name="P2">#if 1</text:p>
      <text:p text:style-name="P2"/>
      <text:p text:style-name="P2"/>
      <text:p text:style-name="P2">- algorithem works on iterators of containres</text:p>
      <text:p text:style-name="P2"/>
      <text:p text:style-name="P2"/>
      <text:p text:style-name="P2">implementing an iterator in bitarray</text:p>
      <text:p text:style-name="P2">needs 5 traits</text:p>
      <text:p text:style-name="P2"/>
      <text:p text:style-name="P2">bool</text:p>
      <text:p text:style-name="P2">reference</text:p>
      <text:p text:style-name="P2">pointer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09:34:22.253647713</meta:creation-date>
    <dc:date>2016-04-14T18:49:17.882038697</dc:date>
    <meta:editing-duration>PT8H59M5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48" meta:character-count="255" meta:non-whitespace-character-count="223"/>
  </office:meta>
</office:document-meta>
</file>